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ffffff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159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000000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53cm" svg:stroke-color="#000000" draw:fill="solid" draw:fill-color="#000000" draw:textarea-vertical-align="middle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9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000000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594cm" fo:min-width="1.926cm" fo:padding-top="0.125cm" fo:padding-bottom="0.125cm" fo:padding-left="0.25cm" fo:padding-right="0.25cm" fo:wrap-option="no-wrap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594cm" fo:min-width="1.638cm" fo:padding-top="0.125cm" fo:padding-bottom="0.125cm" fo:padding-left="0.25cm" fo:padding-right="0.25cm" fo:wrap-option="no-wrap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849cm" fo:min-width="0.389cm" fo:padding-top="0.125cm" fo:padding-bottom="0.125cm" fo:padding-left="0.25cm" fo:padding-right="0.25cm" fo:wrap-option="no-wrap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849cm" fo:min-width="0.381cm" fo:padding-top="0.125cm" fo:padding-bottom="0.125cm" fo:padding-left="0.25cm" fo:padding-right="0.25cm" fo:wrap-option="no-wrap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1.187cm" fo:min-width="0.495cm" fo:padding-top="0.125cm" fo:padding-bottom="0.125cm" fo:padding-left="0.25cm" fo:padding-right="0.25cm" fo:wrap-option="no-wrap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594cm" fo:min-width="1.57cm" fo:padding-top="0.125cm" fo:padding-bottom="0.125cm" fo:padding-left="0.25cm" fo:padding-right="0.25cm" fo:wrap-option="no-wrap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594cm" fo:min-width="1.697cm" fo:padding-top="0.125cm" fo:padding-bottom="0.125cm" fo:padding-left="0.25cm" fo:padding-right="0.25cm" fo:wrap-option="no-wrap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594cm" fo:min-width="1.57cm" fo:padding-top="0.125cm" fo:padding-bottom="0.125cm" fo:padding-left="0.25cm" fo:padding-right="0.25cm" fo:wrap-option="no-wrap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594cm" fo:min-width="1.697cm" fo:padding-top="0.125cm" fo:padding-bottom="0.125cm" fo:padding-left="0.25cm" fo:padding-right="0.25cm" fo:wrap-option="no-wrap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0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1.187cm" fo:min-width="0.495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svg:stroke-width="0.05cm" svg:stroke-color="#000000" draw:marker-start-width="0.275cm" draw:marker-end-width="0.275cm" draw:fill="solid" draw:fill-color="#000000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3" style:family="graphic" style:parent-style-name="standard">
      <style:graphic-properties svg:stroke-width="0.05cm" svg:stroke-color="#000000" draw:marker-start-width="0.275cm" draw:marker-end-width="0.275cm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draw:marker-start-width="0.275cm" draw:marker-end="Linienende_20_1" draw:marker-end-width="0.375cm" draw:fill="none" draw:textarea-vertical-align="middle" fo:padding-top="0.15cm" fo:padding-bottom="0.15cm" fo:padding-left="0.275cm" fo:padding-right="0.275cm"/>
    </style:style>
    <style:style style:name="gr25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19cm" fo:min-width="0.567cm" fo:padding-top="0.125cm" fo:padding-bottom="0.125cm" fo:padding-left="0.25cm" fo:padding-right="0.25cm" fo:wrap-option="no-wrap"/>
    </style:style>
    <style:style style:name="gr26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19cm" fo:min-width="0.567cm" fo:padding-top="0.125cm" fo:padding-bottom="0.125cm" fo:padding-left="0.25cm" fo:padding-right="0.25cm" fo:wrap-option="no-wrap"/>
    </style:style>
    <style:style style:name="gr27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19cm" fo:min-width="0.631cm" fo:padding-top="0.125cm" fo:padding-bottom="0.125cm" fo:padding-left="0.25cm" fo:padding-right="0.25cm" fo:wrap-option="no-wrap"/>
    </style:style>
    <style:style style:name="gr28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19cm" fo:min-width="0.569cm" fo:padding-top="0.125cm" fo:padding-bottom="0.125cm" fo:padding-left="0.25cm" fo:padding-right="0.25cm" fo:wrap-option="no-wrap"/>
    </style:style>
    <style:style style:name="gr29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19cm" fo:min-width="0.569cm" fo:padding-top="0.125cm" fo:padding-bottom="0.125cm" fo:padding-left="0.25cm" fo:padding-right="0.25cm" fo:wrap-option="no-wrap"/>
    </style:style>
    <style:style style:name="gr30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19cm" fo:min-width="0.569cm" fo:padding-top="0.125cm" fo:padding-bottom="0.125cm" fo:padding-left="0.25cm" fo:padding-right="0.25cm" fo:wrap-option="no-wrap"/>
    </style:style>
    <style:style style:name="gr31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19cm" fo:min-width="0.569cm" fo:padding-top="0.125cm" fo:padding-bottom="0.125cm" fo:padding-left="0.25cm" fo:padding-right="0.25cm" fo:wrap-option="no-wrap"/>
    </style:style>
    <style:style style:name="gr32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19cm" fo:min-width="0.569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19cm" fo:min-width="0.631cm" fo:padding-top="0.125cm" fo:padding-bottom="0.125cm" fo:padding-left="0.25cm" fo:padding-right="0.25cm" fo:wrap-option="no-wrap"/>
    </style:style>
    <style:style style:name="pr1" style:family="presentation" style:parent-style-name="Titel_20_und_20_Inhalt-notes">
      <style:graphic-properties draw:fill-color="#ffffff" fo:min-height="13.365cm"/>
    </style:style>
    <style:style style:name="pr2" style:family="presentation" style:parent-style-name="Titel_20_und_20_Inhalt-notes">
      <style:graphic-properties draw:fill-color="#ffffff" fo:min-height="13.364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5" style:family="paragraph"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style:text-position="-20% 50%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000000" style:text-line-through-style="none" style:text-position="0% 100%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1">
        <draw:g draw:name="Gruppieren 165">
          <draw:custom-shape draw:name="Rechteck 164" draw:style-name="gr1" draw:text-style-name="P1" draw:layer="layout" svg:width="3.5cm" svg:height="3.765cm" svg:x="7.285cm" svg:y="1.6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32" draw:style-name="gr2" draw:text-style-name="P2" draw:layer="layout" svg:x1="9.2cm" svg:y1="2.443cm" svg:x2="9.198cm" svg:y2="3.016cm">
            <text:p/>
          </draw:line>
          <draw:line draw:name="Gerade Verbindung 147" draw:style-name="gr2" draw:text-style-name="P2" draw:layer="layout" svg:x1="8.874cm" svg:y1="2.443cm" svg:x2="8.872cm" svg:y2="3.016cm">
            <text:p/>
          </draw:line>
          <draw:custom-shape draw:name="Rechteck 148" draw:style-name="gr3" draw:text-style-name="P1" draw:layer="layout" svg:width="1.838cm" svg:height="0.436cm" svg:x="8.136cm" svg:y="4.18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 152" draw:style-name="gr4" draw:text-style-name="P2" draw:layer="layout" svg:width="0.716cm" svg:height="1.667cm" draw:transform="rotate (-3.14159265358979) translate (8.853cm 4.405cm)">
            <text:p/>
            <draw:enhanced-geometry draw:mirror-horizontal="true" draw:mirror-vertical="false" draw:text-areas="0 0 ?f4 ?f5" svg:viewBox="0 0 0 0" draw:type="ooxml-bentConnector4" draw:modifiers="-88555 98844" draw:enhanced-path="M 0 0 L ?f0 0 ?f0 ?f2 ?f4 ?f2 ?f4 ?f5 F N">
              <draw:equation draw:name="f0" draw:formula="logwidth*$0 /100000"/>
              <draw:equation draw:name="f1" draw:formula="(?f0 +logwidth)/2"/>
              <draw:equation draw:name="f2" draw:formula="logheight*$1 /100000"/>
              <draw:equation draw:name="f3" draw:formula="(0+?f2 )/2"/>
              <draw:equation draw:name="f4" draw:formula="logwidth"/>
              <draw:equation draw:name="f5" draw:formula="logheight"/>
              <draw:handle draw:handle-position="?f0 ?f3" draw:handle-range-x-maximum="2147483647" draw:handle-range-x-minimum="-2147483647"/>
              <draw:handle draw:handle-position="?f1 ?f2" draw:handle-range-y-maximum="2147483647" draw:handle-range-y-minimum="-2147483647"/>
            </draw:enhanced-geometry>
          </draw:custom-shape>
          <draw:custom-shape draw:name="Form 156" draw:style-name="gr4" draw:text-style-name="P2" draw:layer="layout" svg:width="0.784cm" svg:height="1.67cm" svg:x="9.19cm" svg:y="2.734cm">
            <text:p/>
            <draw:enhanced-geometry draw:mirror-horizontal="true" draw:mirror-vertical="true" draw:text-areas="0 0 ?f4 ?f5" svg:viewBox="0 0 0 0" draw:type="ooxml-bentConnector4" draw:modifiers="-80899 99277" draw:enhanced-path="M 0 0 L ?f0 0 ?f0 ?f2 ?f4 ?f2 ?f4 ?f5 F N">
              <draw:equation draw:name="f0" draw:formula="logwidth*$0 /100000"/>
              <draw:equation draw:name="f1" draw:formula="(?f0 +logwidth)/2"/>
              <draw:equation draw:name="f2" draw:formula="logheight*$1 /100000"/>
              <draw:equation draw:name="f3" draw:formula="(0+?f2 )/2"/>
              <draw:equation draw:name="f4" draw:formula="logwidth"/>
              <draw:equation draw:name="f5" draw:formula="logheight"/>
              <draw:handle draw:handle-position="?f0 ?f3" draw:handle-range-x-maximum="2147483647" draw:handle-range-x-minimum="-2147483647"/>
              <draw:handle draw:handle-position="?f1 ?f2" draw:handle-range-y-maximum="2147483647" draw:handle-range-y-minimum="-2147483647"/>
            </draw:enhanced-geometry>
          </draw:custom-shape>
          <draw:custom-shape draw:name="Textfeld 162" draw:style-name="gr5" draw:text-style-name="P1" draw:layer="layout" svg:width="0.842cm" svg:height="1.013cm" svg:x="8.614cm" svg:y="1.411cm">
            <text:p text:style-name="P3"><text:span text:style-name="T1">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63" draw:style-name="gr5" draw:text-style-name="P1" draw:layer="layout" svg:width="0.846cm" svg:height="1.013cm" svg:x="8.603cm" svg:y="4.604cm">
            <text:p text:style-name="P3"><text:span text:style-name="T1">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88" draw:style-name="gr1" draw:text-style-name="P1" draw:layer="layout" svg:width="2.976cm" svg:height="4.765cm" svg:x="7.516cm" svg:y="9.05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0" draw:style-name="gr6" draw:text-style-name="P1" draw:layer="layout" svg:width="0.068cm" svg:height="0.104cm" svg:x="8.755cm" svg:y="9.1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" draw:style-name="gr6" draw:text-style-name="P1" draw:layer="layout" svg:width="0.068cm" svg:height="0.104cm" svg:x="8.755cm" svg:y="11.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2" draw:style-name="gr6" draw:text-style-name="P1" draw:layer="layout" svg:width="0.068cm" svg:height="0.104cm" svg:x="7.585cm" svg:y="11.77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3" draw:style-name="gr6" draw:text-style-name="P1" draw:layer="layout" svg:width="0.068cm" svg:height="0.104cm" svg:x="7.581cm" svg:y="11.15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16">
          <draw:line draw:name="Gerade Verbindung 14" draw:style-name="gr7" draw:text-style-name="P2" draw:layer="layout" svg:x1="8.951cm" svg:y1="12.693cm" svg:x2="8.638cm" svg:y2="12.691cm">
            <text:p/>
          </draw:line>
          <draw:line draw:name="Gerade Verbindung 15" draw:style-name="gr7" draw:text-style-name="P2" draw:layer="layout" svg:x1="8.951cm" svg:y1="12.423cm" svg:x2="8.638cm" svg:y2="12.422cm">
            <text:p/>
          </draw:line>
        </draw:g>
        <draw:custom-shape draw:name="Rechteck 17" draw:style-name="gr8" draw:text-style-name="P1" draw:layer="layout" svg:width="1.518cm" svg:height="0.237cm" draw:transform="rotate (-1.5707963267949) translate (8.91cm 9.531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4" draw:style-name="gr6" draw:text-style-name="P1" draw:layer="layout" svg:width="0.068cm" svg:height="0.104cm" svg:x="8.755cm" svg:y="13.6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orm 36" draw:style-name="gr4" draw:text-style-name="P2" draw:layer="layout" svg:width="1.951cm" svg:height="1.138cm" draw:transform="rotate (-1.5707963267949) translate (8.755cm 9.201cm)">
          <text:p/>
          <draw:enhanced-geometry draw:mirror-horizontal="tru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38" draw:style-name="gr4" draw:text-style-name="P2" draw:layer="layout" svg:width="0.275cm" svg:height="0.001cm" draw:transform="rotate (1.5707963267949) translate (8.788cm 9.531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40" draw:style-name="gr4" draw:text-style-name="P2" draw:layer="layout" svg:width="0.598cm" svg:height="0.001cm" draw:transform="rotate (-1.5707963267949) translate (8.791cm 11.051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42" draw:style-name="gr4" draw:text-style-name="P2" draw:layer="layout" svg:width="0.634cm" svg:height="0.001cm" draw:transform="rotate (1.5707963267949) translate (8.788cm 12.39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Form 45" draw:style-name="gr4" draw:text-style-name="P2" draw:layer="layout" svg:width="1.807cm" svg:height="1.135cm" draw:transform="rotate (1.5707963267949) translate (7.617cm 13.685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47" draw:style-name="gr4" draw:text-style-name="P2" draw:layer="layout" svg:width="0.92cm" svg:height="0.001cm" draw:transform="rotate (-1.5707963267949) translate (8.788cm 12.711cm)">
          <text:p/>
          <draw:enhanced-geometry draw:mirror-horizontal="tru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49" draw:style-name="gr6" draw:text-style-name="P1" draw:layer="layout" svg:width="0.068cm" svg:height="0.104cm" svg:x="9.629cm" svg:y="9.1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0" draw:style-name="gr6" draw:text-style-name="P1" draw:layer="layout" svg:width="0.068cm" svg:height="0.104cm" svg:x="9.629cm" svg:y="11.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1" draw:style-name="gr6" draw:text-style-name="P1" draw:layer="layout" svg:width="0.068cm" svg:height="0.104cm" svg:x="9.629cm" svg:y="13.6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3" draw:style-name="gr4" draw:text-style-name="P2" draw:layer="layout" svg:width="0.804cm" svg:height="0.001cm" svg:x="8.825cm" svg:y="9.2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5" draw:style-name="gr4" draw:text-style-name="P2" draw:layer="layout" svg:width="0.804cm" svg:height="0.001cm" svg:x="8.825cm" svg:y="11.7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7" draw:style-name="gr4" draw:text-style-name="P2" draw:layer="layout" svg:width="0.804cm" svg:height="0.001cm" svg:x="8.825cm" svg:y="13.682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67" draw:style-name="gr9" draw:text-style-name="P4" draw:layer="layout" svg:width="2.425cm" svg:height="0.843cm" svg:x="9.057cm" svg:y="9.926cm">
          <text:p text:style-name="P3"><text:span text:style-name="T2">Hochpa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8" draw:style-name="gr10" draw:text-style-name="P4" draw:layer="layout" svg:width="2.137cm" svg:height="0.843cm" svg:x="9.172cm" svg:y="12.2cm">
          <text:p text:style-name="P3"><text:span text:style-name="T2">Tiefpa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9" draw:style-name="gr11" draw:text-style-name="P4" draw:layer="layout" svg:width="0.888cm" svg:height="1.098cm" svg:x="7.799cm" svg:y="9.643cm">
          <text:p text:style-name="P3"><text:span text:style-name="T3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2" draw:text-style-name="P4" draw:layer="layout" svg:width="0.88cm" svg:height="1.098cm" svg:x="7.736cm" svg:y="11.824cm">
          <text:p text:style-name="P3"><text:span text:style-name="T3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7" draw:style-name="gr13" draw:text-style-name="P4" draw:layer="layout" svg:width="0.994cm" svg:height="1.436cm" svg:x="7.07cm" svg:y="10.934cm">
          <text:p text:style-name="P3"><text:span text:style-name="T4">~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9" draw:style-name="gr1" draw:text-style-name="P1" draw:layer="layout" svg:width="3.737cm" svg:height="4.98cm" svg:x="15.389cm" svg:y="8.9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42">
          <draw:custom-shape draw:name="Rechteck 143" draw:style-name="gr1" draw:text-style-name="P1" draw:layer="layout" svg:width="0.465cm" svg:height="0.257cm" draw:transform="rotate (-1.5707963267949) translate (17.037cm 11.614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44" draw:style-name="gr7" draw:text-style-name="P2" draw:layer="layout" svg:x1="16.821cm" svg:y1="12.047cm" svg:x2="16.822cm" svg:y2="11.665cm">
            <text:p/>
          </draw:line>
          <draw:line draw:name="Gerade Verbindung 145" draw:style-name="gr7" draw:text-style-name="P2" draw:layer="layout" svg:x1="16.999cm" svg:y1="12.047cm" svg:x2="17cm" svg:y2="11.665cm">
            <text:p/>
          </draw:line>
        </draw:g>
        <draw:custom-shape draw:name="Ellipse 90" draw:style-name="gr6" draw:text-style-name="P1" draw:layer="layout" svg:width="0.068cm" svg:height="0.084cm" svg:x="15.845cm" svg:y="9.20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1" draw:style-name="gr6" draw:text-style-name="P1" draw:layer="layout" svg:width="0.068cm" svg:height="0.084cm" svg:x="17.809cm" svg:y="9.2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92" draw:style-name="gr8" draw:text-style-name="P1" draw:layer="layout" svg:width="1.003cm" svg:height="0.29cm" svg:x="16.438cm" svg:y="9.10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94" draw:style-name="gr4" draw:text-style-name="P2" draw:layer="layout" svg:width="0.522cm" svg:height="0.001cm" svg:x="15.915cm" svg:y="9.25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96" draw:style-name="gr4" draw:text-style-name="P2" draw:layer="layout" svg:width="0.366cm" svg:height="0.001cm" svg:x="17.442cm" svg:y="9.247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97" draw:style-name="gr6" draw:text-style-name="P1" draw:layer="layout" svg:width="0.068cm" svg:height="0.084cm" svg:x="18.406cm" svg:y="9.20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01" draw:style-name="gr4" draw:text-style-name="P2" draw:layer="layout" svg:width="0.527cm" svg:height="0.001cm" svg:x="17.878cm" svg:y="9.246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uppieren 107">
          <draw:custom-shape draw:name="Rechteck 104" draw:style-name="gr1" draw:text-style-name="P1" draw:layer="layout" svg:width="0.381cm" svg:height="0.314cm" svg:x="17.652cm" svg:y="9.99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02" draw:style-name="gr7" draw:text-style-name="P2" draw:layer="layout" svg:x1="18.006cm" svg:y1="10.261cm" svg:x2="17.694cm" svg:y2="10.26cm">
            <text:p/>
          </draw:line>
          <draw:line draw:name="Gerade Verbindung 103" draw:style-name="gr7" draw:text-style-name="P2" draw:layer="layout" svg:x1="18.006cm" svg:y1="10.044cm" svg:x2="17.694cm" svg:y2="10.042cm">
            <text:p/>
          </draw:line>
        </draw:g>
        <draw:custom-shape draw:name="Gewinkelte Verbindung 106" draw:style-name="gr4" draw:text-style-name="P2" draw:layer="layout" svg:width="0.706cm" svg:height="0.001cm" draw:transform="rotate (-1.5707963267949) translate (17.844cm 9.291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108" draw:style-name="gr6" draw:text-style-name="P1" draw:layer="layout" svg:width="0.068cm" svg:height="0.084cm" svg:x="15.844cm" svg:y="11.0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9" draw:style-name="gr6" draw:text-style-name="P1" draw:layer="layout" svg:width="0.068cm" svg:height="0.084cm" svg:x="18.406cm" svg:y="11.05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2" draw:style-name="gr6" draw:text-style-name="P1" draw:layer="layout" svg:width="0.068cm" svg:height="0.084cm" svg:x="17.808cm" svg:y="11.05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14" draw:style-name="gr4" draw:text-style-name="P2" draw:layer="layout" svg:width="0.744cm" svg:height="0.001cm" draw:transform="rotate (1.5707963267949) translate (17.841cm 11.058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116" draw:style-name="gr4" draw:text-style-name="P2" draw:layer="layout" svg:width="1.894cm" svg:height="0.001cm" svg:x="15.914cm" svg:y="11.098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118" draw:style-name="gr4" draw:text-style-name="P2" draw:layer="layout" svg:width="0.527cm" svg:height="0.001cm" svg:x="17.878cm" svg:y="11.097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119" draw:style-name="gr14" draw:text-style-name="P4" draw:layer="layout" svg:width="2.069cm" svg:height="0.843cm" svg:x="15.385cm" svg:y="9.749cm">
          <text:p text:style-name="P3"><text:span text:style-name="T2">Einga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0" draw:style-name="gr15" draw:text-style-name="P4" draw:layer="layout" svg:width="2.196cm" svg:height="0.843cm" svg:x="18.107cm" svg:y="9.8cm">
          <text:p text:style-name="P3"><text:span text:style-name="T2">Ausga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21" draw:style-name="gr6" draw:text-style-name="P1" draw:layer="layout" svg:width="0.068cm" svg:height="0.084cm" svg:x="15.874cm" svg:y="11.80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22" draw:style-name="gr6" draw:text-style-name="P1" draw:layer="layout" svg:width="0.068cm" svg:height="0.084cm" svg:x="17.838cm" svg:y="11.80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24" draw:style-name="gr4" draw:text-style-name="P2" draw:layer="layout" svg:width="0.835cm" svg:height="0.001cm" svg:x="15.944cm" svg:y="11.846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125" draw:style-name="gr4" draw:text-style-name="P2" draw:layer="layout" svg:width="0.8cm" svg:height="0.001cm" svg:x="17.037cm" svg:y="11.843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126" draw:style-name="gr6" draw:text-style-name="P1" draw:layer="layout" svg:width="0.068cm" svg:height="0.084cm" svg:x="18.436cm" svg:y="11.8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27" draw:style-name="gr4" draw:text-style-name="P2" draw:layer="layout" svg:width="0.527cm" svg:height="0.001cm" svg:x="17.908cm" svg:y="11.842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133" draw:style-name="gr4" draw:text-style-name="P2" draw:layer="layout" svg:width="0.276cm" svg:height="0.001cm" draw:transform="rotate (1.5707963267949) translate (17.871cm 12.164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134" draw:style-name="gr6" draw:text-style-name="P1" draw:layer="layout" svg:width="0.068cm" svg:height="0.084cm" svg:x="15.874cm" svg:y="13.65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35" draw:style-name="gr6" draw:text-style-name="P1" draw:layer="layout" svg:width="0.068cm" svg:height="0.084cm" svg:x="18.435cm" svg:y="13.6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36" draw:style-name="gr6" draw:text-style-name="P1" draw:layer="layout" svg:width="0.068cm" svg:height="0.084cm" svg:x="17.837cm" svg:y="13.65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37" draw:style-name="gr4" draw:text-style-name="P2" draw:layer="layout" svg:width="0.261cm" svg:height="0.001cm" draw:transform="rotate (-1.5707963267949) translate (17.873cm 13.392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138" draw:style-name="gr4" draw:text-style-name="P2" draw:layer="layout" svg:width="1.894cm" svg:height="0.001cm" svg:x="15.943cm" svg:y="13.695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139" draw:style-name="gr4" draw:text-style-name="P2" draw:layer="layout" svg:width="0.527cm" svg:height="0.001cm" svg:x="17.907cm" svg:y="13.694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140" draw:style-name="gr16" draw:text-style-name="P4" draw:layer="layout" svg:width="2.069cm" svg:height="0.843cm" svg:x="15.414cm" svg:y="12.394cm">
          <text:p text:style-name="P3"><text:span text:style-name="T2">Einga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1" draw:style-name="gr17" draw:text-style-name="P4" draw:layer="layout" svg:width="2.196cm" svg:height="0.843cm" svg:x="18.136cm" svg:y="12.396cm">
          <text:p text:style-name="P3"><text:span text:style-name="T2">Ausga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3" draw:style-name="gr8" draw:text-style-name="P1" draw:layer="layout" svg:width="1.227cm" svg:height="0.237cm" draw:transform="rotate (-1.5707963267949) translate (17.992cm 12.164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1T11">
        <draw:g>
          <draw:custom-shape draw:style-name="gr19" draw:text-style-name="P5" draw:layer="layout" svg:width="9.895cm" svg:height="6.741cm" svg:x="9.663cm" svg:y="8.093cm">
            <text:p/>
            <draw:enhanced-geometry svg:viewBox="0 0 21600 21600" draw:type="rectangle" draw:enhanced-path="M 0 0 L 21600 0 21600 21600 0 21600 0 0 Z N"/>
          </draw:custom-shape>
          <draw:custom-shape draw:name="Textfeld 87" draw:style-name="gr20" draw:text-style-name="P4" draw:layer="layout" svg:width="0.994cm" svg:height="1.436cm" svg:x="10.384cm" svg:y="10.874cm">
            <text:p text:style-name="P3"><text:span text:style-name="T4">~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12" draw:style-name="gr6" draw:text-style-name="P1" xml:id="id4" draw:id="id4" draw:layer="layout" svg:width="0.068cm" svg:height="0.104cm" svg:x="10.898cm" svg:y="11.711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3" draw:style-name="gr6" draw:text-style-name="P1" xml:id="id1" draw:id="id1" draw:layer="layout" svg:width="0.068cm" svg:height="0.104cm" svg:x="10.894cm" svg:y="11.09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hteck 92" draw:style-name="gr8" draw:text-style-name="P1" xml:id="id2" draw:id="id2" draw:layer="layout" svg:width="1.003cm" svg:height="0.29cm" svg:x="12.11cm" svg:y="8.94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" draw:text-style-name="P5" draw:layer="layout" svg:x1="10.928cm" svg:y1="11.093cm" svg:x2="12.11cm" svg:y2="9.094cm" draw:start-shape="id1" draw:start-glue-point="0" draw:end-shape="id2" draw:end-glue-point="3" svg:d="m10928 11093v-1999h1182" svg:viewBox="0 0 1183 2000">
            <text:p/>
          </draw:connector>
          <draw:custom-shape draw:style-name="gr22" draw:text-style-name="P5" xml:id="id3" draw:id="id3" draw:layer="layout" svg:width="0.138cm" svg:height="3.553cm" svg:x="13.909cm" svg:y="9.69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xml:id="id5" draw:id="id5" draw:layer="layout" svg:width="0.157cm" svg:height="3.553cm" svg:x="14.173cm" svg:y="9.692cm">
            <text:p/>
            <draw:enhanced-geometry svg:viewBox="0 0 21600 21600" draw:type="rectangle" draw:enhanced-path="M 0 0 L 21600 0 21600 21600 0 21600 0 0 Z N"/>
          </draw:custom-shape>
          <draw:connector draw:style-name="gr23" draw:text-style-name="P5" draw:layer="layout" svg:x1="13.113cm" svg:y1="9.094cm" svg:x2="13.978cm" svg:y2="9.691cm" draw:start-shape="id2" draw:start-glue-point="1" draw:end-shape="id3" draw:end-glue-point="0" svg:d="m13113 9094h865v597" svg:viewBox="0 0 866 598">
            <text:p/>
          </draw:connector>
          <draw:connector draw:style-name="gr23" draw:text-style-name="P5" draw:layer="layout" svg:x1="13.978cm" svg:y1="13.244cm" svg:x2="10.932cm" svg:y2="11.815cm" draw:start-shape="id3" draw:start-glue-point="2" draw:end-shape="id4" draw:end-glue-point="2" svg:d="m13978 13244v500h-3046v-1929" svg:viewBox="0 0 3047 1930">
            <text:p/>
          </draw:connector>
          <draw:custom-shape draw:name="Rechteck 92" draw:style-name="gr8" draw:text-style-name="P1" xml:id="id6" draw:id="id6" draw:layer="layout" svg:width="1.003cm" svg:height="0.29cm" svg:x="15.599cm" svg:y="8.97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3" draw:text-style-name="P5" draw:layer="layout" svg:x1="14.251cm" svg:y1="9.692cm" svg:x2="15.599cm" svg:y2="9.123cm" draw:start-shape="id5" draw:start-glue-point="0" draw:end-shape="id6" draw:end-glue-point="3" svg:d="m14251 9692v-569h1348" svg:viewBox="0 0 1349 570">
            <text:p/>
          </draw:connector>
          <draw:custom-shape draw:name="Ellipse 13" draw:style-name="gr6" draw:text-style-name="P1" xml:id="id8" draw:id="id8" draw:layer="layout" svg:width="0.068cm" svg:height="0.104cm" svg:x="17.303cm" svg:y="9.06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3" draw:style-name="gr6" draw:text-style-name="P1" xml:id="id7" draw:id="id7" draw:layer="layout" svg:width="0.068cm" svg:height="0.104cm" svg:x="17.294cm" svg:y="13.69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onnector draw:style-name="gr23" draw:text-style-name="P5" draw:layer="layout" svg:x1="14.251cm" svg:y1="13.245cm" svg:x2="17.294cm" svg:y2="13.745cm" draw:start-shape="id5" draw:start-glue-point="2" draw:end-shape="id7" draw:end-glue-point="3" svg:d="m14251 13245v500h3043" svg:viewBox="0 0 3044 501">
            <text:p/>
          </draw:connector>
          <draw:connector draw:style-name="gr23" draw:text-style-name="P5" draw:layer="layout" svg:x1="16.602cm" svg:y1="9.123cm" svg:x2="17.303cm" svg:y2="9.121cm" draw:start-shape="id6" draw:start-glue-point="1" draw:end-shape="id8" draw:end-glue-point="3" svg:d="m16602 9123h350v-2h351" svg:viewBox="0 0 702 3">
            <text:p/>
          </draw:connector>
          <draw:custom-shape draw:name="Rechteck 17" draw:style-name="gr8" draw:text-style-name="P1" xml:id="id9" draw:id="id9" draw:layer="layout" svg:width="1.518cm" svg:height="0.237cm" draw:transform="rotate (-1.5707963267949) translate (18.707cm 10.623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3" draw:text-style-name="P5" draw:layer="layout" svg:x1="17.371cm" svg:y1="9.121cm" svg:x2="18.589cm" svg:y2="10.623cm" draw:start-shape="id8" draw:start-glue-point="1" draw:end-shape="id9" draw:end-glue-point="3" svg:d="m17371 9121h1218v1502" svg:viewBox="0 0 1219 1503">
            <text:p/>
          </draw:connector>
          <draw:connector draw:style-name="gr23" draw:text-style-name="P5" draw:layer="layout" svg:x1="17.362cm" svg:y1="13.745cm" svg:x2="18.589cm" svg:y2="12.141cm" draw:start-shape="id7" draw:start-glue-point="1" draw:end-shape="id9" draw:end-glue-point="1" svg:d="m17362 13745h1227v-1604" svg:viewBox="0 0 1228 1605">
            <text:p/>
          </draw:connector>
          <draw:line draw:style-name="gr24" draw:text-style-name="P5" draw:layer="layout" svg:x1="17.495cm" svg:y1="10.744cm" svg:x2="17.505cm" svg:y2="12.628cm">
            <text:p/>
          </draw:line>
          <draw:custom-shape draw:name="Textfeld 69" draw:style-name="gr25" draw:text-style-name="P4" draw:layer="layout" svg:width="1.066cm" svg:height="1.168cm" svg:x="12.11cm" svg:y="7.826cm">
            <text:p text:style-name="P3"><text:span text:style-name="T3">R</text:span><text:span text:style-name="T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69" draw:style-name="gr26" draw:text-style-name="P4" draw:layer="layout" svg:width="1.066cm" svg:height="1.168cm" svg:x="15.61cm" svg:y="7.826cm">
            <text:p text:style-name="P3"><text:span text:style-name="T3">R</text:span><text:span text:style-name="T5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69" draw:style-name="gr27" draw:text-style-name="P4" draw:layer="layout" svg:width="1.13cm" svg:height="1.168cm" svg:x="16.478cm" svg:y="10.926cm">
            <text:p text:style-name="P3"><text:span text:style-name="T6">U</text:span><text:span text:style-name="T5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4" draw:text-style-name="P5" draw:layer="layout" svg:x1="11.706cm" svg:y1="13.475cm" svg:x2="13.378cm" svg:y2="13.475cm">
            <text:p/>
          </draw:line>
          <draw:line draw:style-name="gr24" draw:text-style-name="P5" draw:layer="layout" svg:x1="16.563cm" svg:y1="13.433cm" svg:x2="14.923cm" svg:y2="13.433cm">
            <text:p/>
          </draw:line>
          <draw:custom-shape draw:name="Textfeld 69" draw:style-name="gr28" draw:text-style-name="P4" draw:layer="layout" svg:width="1.068cm" svg:height="1.168cm" svg:x="12.109cm" svg:y="12.326cm">
            <text:p text:style-name="P3"><text:span text:style-name="T3">I</text:span><text:span text:style-name="T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69" draw:style-name="gr29" draw:text-style-name="P4" draw:layer="layout" svg:width="1.068cm" svg:height="1.168cm" svg:x="15.509cm" svg:y="12.326cm">
            <text:p text:style-name="P3"><text:span text:style-name="T3">I</text:span><text:span text:style-name="T5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69" draw:style-name="gr30" draw:text-style-name="P4" draw:layer="layout" svg:width="1.068cm" svg:height="1.168cm" svg:x="12.909cm" svg:y="10.426cm">
            <text:p text:style-name="P3"><text:span text:style-name="T3">L</text:span><text:span text:style-name="T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69" draw:style-name="gr31" draw:text-style-name="P4" draw:layer="layout" svg:width="1.068cm" svg:height="1.168cm" svg:x="14.309cm" svg:y="10.426cm">
            <text:p text:style-name="P3"><text:span text:style-name="T3">L</text:span><text:span text:style-name="T5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69" draw:style-name="gr32" draw:text-style-name="P4" draw:layer="layout" svg:width="1.068cm" svg:height="1.168cm" svg:x="18.709cm" svg:y="10.726cm">
            <text:p text:style-name="P3"><text:span text:style-name="T3">Z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33" draw:text-style-name="P6" draw:layer="layout" svg:width="3.008cm" svg:height="0.806cm" svg:x="10.928cm" svg:y="14.089cm">
            <draw:text-box>
              <text:p text:style-name="P6">Primärseite</text:p>
            </draw:text-box>
          </draw:frame>
          <draw:frame draw:style-name="gr33" draw:text-style-name="P6" draw:layer="layout" svg:width="3.673cm" svg:height="0.806cm" svg:x="14.428cm" svg:y="14.089cm">
            <draw:text-box>
              <text:p text:style-name="P6">Sekundärseite</text:p>
            </draw:text-box>
          </draw:frame>
          <draw:custom-shape draw:name="Textfeld 69" draw:style-name="gr34" draw:text-style-name="P4" draw:layer="layout" svg:width="1.13cm" svg:height="1.168cm" svg:x="9.578cm" svg:y="10.926cm">
            <text:p text:style-name="P3"><text:span text:style-name="T6">U</text:span><text:span text:style-name="T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Linienende_20_1" draw:display-name="Linienende 1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de" style:country-asian="DE" style:font-style-asian="normal" style:font-weight-asian="norm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font-size="18pt" fo:hyphenate="false"/>
    </style:style>
    <style:style style:name="MP7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font-size="18pt" fo:hyphenate="false"/>
    </style:style>
    <style:style style:name="MP8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font-size="18pt" fo:hyphenate="false"/>
    </style:style>
    <style:style style:name="MP9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font-size="18pt" fo:hyphenate="false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11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4pt" style:font-size-asian="14pt" style:font-size-complex="14pt" fo:hyphenate="false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Titel_20_und_20_Inhalt" style:display-name="Titel und Inhalt" style:page-layout-name="PM1" draw:style-name="Mdp1">
      <draw:frame draw:name="Titel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Klicken Sie, um das Format des Titeltextes zu bearbeitenTitelmasterformat durch Klicken bearbeiten</text:span></text:p>
        </draw:text-box>
      </draw:frame>
      <draw:frame draw:name="Inhaltsplatzhalter 2" presentation:style-name="Mpr2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5"><text:span text:style-name="MT2">Klicken Sie, um die Formate des Gliederungstextes zu bearbeiten</text:span></text:p>
              <text:list>
                <text:list-item>
                  <text:p text:style-name="MP5"><text:span text:style-name="MT2">Zweite Gliederungsebene</text:span></text:p>
                  <text:list>
                    <text:list-item>
                      <text:p text:style-name="MP5"><text:span text:style-name="MT2">Dritte Gliederungsebene</text:span></text:p>
                      <text:list>
                        <text:list-item>
                          <text:p text:style-name="MP5"><text:span text:style-name="MT2">Vierte Gliederungsebene</text:span></text:p>
                          <text:list>
                            <text:list-item>
                              <text:p text:style-name="MP5"><text:span text:style-name="MT2">Fünfte Gliederungsebene</text:span></text:p>
                              <text:list>
                                <text:list-item>
                                  <text:p text:style-name="MP5"><text:span text:style-name="MT2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2">Siebente Gliederungsebene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11" draw:layer="backgroundobjects" svg:width="5.926cm" svg:height="1.013cm" svg:x="1.27cm" svg:y="17.657cm" presentation:class="date-time" presentation:user-transformed="true">
        <draw:text-box>
          <text:p text:style-name="MP10"><text:span text:style-name="MT6"><text:date style:data-style-name="D1" text:date-value="2013-03-13">13.03.13</text:date></text:span></text:p>
        </draw:text-box>
      </draw:frame>
      <draw:frame draw:name="Fußzeilenplatzhalter 4" presentation:style-name="Mpr3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3" draw:text-style-name="MP11" draw:layer="backgroundobjects" svg:width="5.926cm" svg:height="1.013cm" svg:x="18.203cm" svg:y="17.657cm" presentation:class="page-number" presentation:user-transformed="true">
        <draw:text-box>
          <text:p text:style-name="MP12"><text:span text:style-name="MT6"><text:page-number>&lt;Nummer&gt;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3-13T17:50:43.88</dc:date>
    <meta:generator>LibreOffice/4.0.0.3$Windows_x86 LibreOffice_project/7545bee9c2a0782548772a21bc84a9dcc583b89</meta:generator>
    <meta:editing-duration>P0D</meta:editing-duration>
    <meta:editing-cycles>1</meta:editing-cycles>
    <meta:document-statistic meta:object-count="136"/>
  </office:meta>
</office:document-meta>
</file>